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201000000D1000000CB6F2EE3BD01552A9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mic Sans MS" svg:font-family="'Comic Sans MS'" style:font-family-generic="roman" style:font-pitch="variable"/>
    <style:font-face style:name="Comic Sans MS1" svg:font-family="'Comic Sans M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2" svg:font-family="'Comic Sans MS'" style:font-adornments="Regular" style:font-family-generic="script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outline1">
      <style:graphic-properties fo:min-height="8.88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Kubernetes Ecosystem</text:p>
          </draw:text-box>
        </draw:frame>
        <draw:frame draw:style-name="gr1" draw:text-style-name="P1" draw:layer="layout" svg:width="7.583cm" svg:height="7.365cm" svg:x="10.4cm" svg:y="3.635cm">
          <draw:image xlink:href="Pictures/10000201000000D1000000CB6F2EE3BD01552A99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Helm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Package Manager for K8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Istio</text:p>
          </draw:text-box>
        </draw:frame>
        <draw:frame presentation:style-name="pr3" draw:layer="layout" svg:width="25.199cm" svg:height="9.134cm" svg:x="1.4cm" svg:y="3.68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6.571cm" presentation:class="title" presentation:user-transformed="true">
          <draw:text-box>
            <text:p>Thank You</text:p>
          </draw:text-box>
        </draw:frame>
        <draw:frame presentation:style-name="pr3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mic Sans MS" svg:font-family="'Comic Sans MS'" style:font-family-generic="roman" style:font-pitch="variable"/>
    <style:font-face style:name="Comic Sans MS1" svg:font-family="'Comic Sans M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2" svg:font-family="'Comic Sans MS'" style:font-adornments="Regular" style:font-family-generic="script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Comic Sans MS2" fo:font-family="'Comic Sans MS'" style:font-style-name="Regular" style:font-family-generic="script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svg:stroke-color="#3465a4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Comic Sans MS2" fo:font-family="'Comic Sans MS'" style:font-style-name="Regular" style:font-family-generic="script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12T00:28:55.952723586</meta:creation-date>
    <dc:date>2019-05-19T17:03:28.973976252</dc:date>
    <meta:editing-duration>PT15H25M5S</meta:editing-duration>
    <meta:editing-cycles>97</meta:editing-cycles>
    <meta:generator>LibreOffice/6.2.2.2$Linux_X86_64 LibreOffice_project/20$Build-2</meta:generator>
    <meta:document-statistic meta:object-count="37"/>
  </office:meta>
</office:document-meta>
</file>